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4cm"/>
      <style:paragraph-properties style:writing-mode="lr-tb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0.812cm" fo:min-width="1.1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cm" svg:x="5.6cm" svg:y="2.501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85cm" svg:y1="4.501cm" svg:x2="4.75cm" svg:y2="6.3cm" draw:start-shape="id1" draw:start-glue-point="2" draw:end-shape="id2" draw:end-glue-point="0" svg:d="M7850 4501l-3100 1799" svg:viewBox="0 0 3101 1800">
          <text:p/>
        </draw:connector>
        <draw:connector draw:style-name="gr2" draw:text-style-name="P3" draw:layer="layout" draw:type="line" svg:x1="7.85cm" svg:y1="4.501cm" svg:x2="11.55cm" svg:y2="6.2cm" draw:start-shape="id1" draw:start-glue-point="2" draw:end-shape="id3" draw:end-glue-point="0" svg:d="M7850 4501l3700 1699" svg:viewBox="0 0 3701 1700">
          <text:p/>
        </draw:connector>
        <draw:custom-shape draw:style-name="gr1" draw:text-style-name="P2" xml:id="id3" draw:id="id3" draw:layer="layout" svg:width="4.5cm" svg:height="2cm" svg:x="9.3cm" svg:y="6.2cm">
          <text:p text:style-name="P1">Equation_con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2cm" svg:x="2.5cm" svg:y="6.3cm">
          <text:p text:style-name="P1">Intege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cm" svg:height="2cm" svg:x="7cm" svg:y="9.2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3cm" svg:height="1.5cm" svg:x="3.6cm" svg:y="9.2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5cm" svg:y1="8.3cm" svg:x2="4.75cm" svg:y2="9.2cm" draw:start-shape="id2" draw:start-glue-point="2" draw:end-shape="id4" draw:end-glue-point="4" svg:d="M4750 8300v900" svg:viewBox="0 0 1 901">
          <text:p/>
        </draw:connector>
        <draw:custom-shape draw:style-name="gr1" draw:text-style-name="P2" xml:id="id6" draw:id="id6" draw:layer="layout" svg:width="4.5cm" svg:height="2cm" svg:x="12.5cm" svg:y="9.2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25cm" svg:y1="9.2cm" svg:x2="11.55cm" svg:y2="8.2cm" draw:start-shape="id5" draw:start-glue-point="0" draw:end-shape="id3" draw:end-glue-point="2" svg:d="M9250 9200l2300-1000" svg:viewBox="0 0 2301 1001">
          <text:p/>
        </draw:connector>
        <draw:connector draw:style-name="gr2" draw:text-style-name="P3" draw:layer="layout" draw:type="line" svg:x1="11.55cm" svg:y1="8.2cm" svg:x2="14.75cm" svg:y2="9.2cm" draw:start-shape="id3" draw:start-glue-point="2" draw:end-shape="id6" draw:end-glue-point="0" svg:d="M11550 8200l3200 1000" svg:viewBox="0 0 3201 1001">
          <text:p/>
        </draw:connector>
        <draw:custom-shape draw:style-name="gr3" draw:text-style-name="P4" xml:id="id7" draw:id="id7" draw:layer="layout" svg:width="2.3cm" svg:height="1.5cm" svg:x="8.1cm" svg:y="12.1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25cm" svg:y1="11.2cm" svg:x2="9.25cm" svg:y2="12.1cm" draw:start-shape="id5" draw:start-glue-point="2" draw:end-shape="id7" draw:end-glue-point="4" svg:d="M9250 11200v900" svg:viewBox="0 0 1 901">
          <text:p/>
        </draw:connector>
        <draw:custom-shape draw:style-name="gr1" draw:text-style-name="P2" xml:id="id8" draw:id="id8" draw:layer="layout" svg:width="4.5cm" svg:height="2cm" svg:x="31.1cm" svg:y="2.8cm">
          <text:p text:style-name="P1">Parentheses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5cm" svg:height="2cm" svg:x="31.1cm" svg:y="6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3.35cm" svg:y1="4.8cm" svg:x2="33.35cm" svg:y2="6cm" draw:start-shape="id8" draw:start-glue-point="2" draw:end-shape="id9" draw:end-glue-point="0" svg:d="M33350 4800v1200" svg:viewBox="0 0 1 1201">
          <text:p/>
        </draw:connector>
        <draw:custom-shape draw:style-name="gr3" draw:text-style-name="P4" xml:id="id10" draw:id="id10" draw:layer="layout" svg:width="2.3cm" svg:height="1.5cm" svg:x="28cm" svg:y="6.4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3.35cm" svg:y1="4.8cm" svg:x2="29.15cm" svg:y2="6.4cm" draw:start-shape="id8" draw:start-glue-point="2" draw:end-shape="id10" draw:end-glue-point="4" svg:d="M33350 4800l-4200 1600" svg:viewBox="0 0 4201 1601">
          <text:p/>
        </draw:connector>
        <draw:custom-shape draw:style-name="gr3" draw:text-style-name="P4" xml:id="id11" draw:id="id11" draw:layer="layout" svg:width="2.3cm" svg:height="1.5cm" svg:x="36.7cm" svg:y="6.4cm">
          <text:p text:style-name="P1">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33.35cm" svg:y1="4.8cm" svg:x2="37.85cm" svg:y2="6.4cm" draw:start-shape="id8" draw:start-glue-point="2" draw:end-shape="id11" draw:end-glue-point="4" svg:d="M33350 4800l4500 1600" svg:viewBox="0 0 4501 1601">
          <text:p/>
        </draw:connector>
        <draw:custom-shape draw:style-name="gr1" draw:text-style-name="P2" xml:id="id12" draw:id="id12" draw:layer="layout" svg:width="4.5cm" svg:height="2cm" svg:x="34.6cm" svg:y="9.2cm">
          <text:p text:style-name="P1">Equation_cont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5cm" svg:height="2cm" svg:x="28.6cm" svg:y="9.2cm">
          <text:p text:style-name="P1">Intege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3.35cm" svg:y1="8cm" svg:x2="36.85cm" svg:y2="9.2cm" draw:start-shape="id9" draw:start-glue-point="2" draw:end-shape="id12" draw:end-glue-point="0" svg:d="M33350 8000l3500 1200" svg:viewBox="0 0 3501 1201">
          <text:p/>
        </draw:connector>
        <draw:connector draw:style-name="gr2" draw:text-style-name="P3" draw:layer="layout" draw:type="line" svg:x1="33.35cm" svg:y1="8cm" svg:x2="30.85cm" svg:y2="9.2cm" draw:end-shape="id13" draw:end-glue-point="0" svg:d="M33350 8000l-2500 1200" svg:viewBox="0 0 2501 1201">
          <text:p/>
        </draw:connector>
        <draw:custom-shape draw:style-name="gr3" draw:text-style-name="P4" xml:id="id14" draw:id="id14" draw:layer="layout" svg:width="2.3cm" svg:height="1.5cm" svg:x="29.7cm" svg:y="11.9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30.85cm" svg:y1="11.2cm" svg:x2="30.85cm" svg:y2="11.9cm" draw:start-shape="id13" draw:start-glue-point="2" draw:end-shape="id14" draw:end-glue-point="4" svg:d="M30850 11200v700" svg:viewBox="0 0 1 701">
          <text:p/>
        </draw:connector>
        <draw:custom-shape draw:style-name="gr1" draw:text-style-name="P2" xml:id="id16" draw:id="id16" draw:layer="layout" svg:width="4.5cm" svg:height="2cm" svg:x="32.4cm" svg:y="11.9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.5cm" svg:height="2cm" svg:x="38.7cm" svg:y="11.9cm">
          <text:p text:style-name="P1">Equation_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0.95cm" svg:y1="11.9cm" svg:x2="36.85cm" svg:y2="11.2cm" draw:start-shape="id15" draw:start-glue-point="0" draw:end-shape="id12" draw:end-glue-point="2" svg:d="M40950 11900l-4100-700" svg:viewBox="0 0 4101 701">
          <text:p/>
        </draw:connector>
        <draw:connector draw:style-name="gr2" draw:text-style-name="P3" draw:layer="layout" draw:type="line" svg:x1="34.65cm" svg:y1="11.9cm" svg:x2="36.85cm" svg:y2="11.2cm" draw:start-shape="id16" draw:start-glue-point="0" svg:d="M34650 11900l2200-700" svg:viewBox="0 0 2201 701">
          <text:p/>
        </draw:connector>
        <draw:custom-shape draw:style-name="gr3" draw:text-style-name="P4" xml:id="id17" draw:id="id17" draw:layer="layout" svg:width="2.3cm" svg:height="1.5cm" svg:x="33.5cm" svg:y="14.5cm">
          <text:p text:style-name="P1">*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34.65cm" svg:y1="13.9cm" svg:x2="34.65cm" svg:y2="14.5cm" draw:start-shape="id16" draw:start-glue-point="2" draw:end-shape="id17" draw:end-glue-point="4" svg:d="M34650 13900v600" svg:viewBox="0 0 1 601">
          <text:p/>
        </draw:connector>
        <draw:custom-shape draw:style-name="gr1" draw:text-style-name="P2" xml:id="id19" draw:id="id19" draw:layer="layout" svg:width="4.5cm" svg:height="2cm" svg:x="41.9cm" svg:y="14.5cm">
          <text:p text:style-name="P1">Equation_cont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4.5cm" svg:height="2cm" svg:x="36.4cm" svg:y="14.5cm">
          <text:p text:style-name="P1">Variabl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8.65cm" svg:y1="14.5cm" svg:x2="40.95cm" svg:y2="13.9cm" draw:start-shape="id18" draw:start-glue-point="0" draw:end-shape="id15" draw:end-glue-point="2" svg:d="M38650 14500l2300-600" svg:viewBox="0 0 2301 601">
          <text:p/>
        </draw:connector>
        <draw:connector draw:style-name="gr2" draw:text-style-name="P3" draw:layer="layout" draw:type="line" svg:x1="40.95cm" svg:y1="13.9cm" svg:x2="44.15cm" svg:y2="14.5cm" draw:start-shape="id15" draw:start-glue-point="2" draw:end-shape="id19" draw:end-glue-point="0" svg:d="M40950 13900l3200 600" svg:viewBox="0 0 3201 601">
          <text:p/>
        </draw:connector>
        <draw:custom-shape draw:style-name="gr3" draw:text-style-name="P4" xml:id="id20" draw:id="id20" draw:layer="layout" svg:width="2.3cm" svg:height="1.5cm" svg:x="37.5cm" svg:y="17.3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38.65cm" svg:y1="16.5cm" svg:x2="38.65cm" svg:y2="17.3cm" draw:start-shape="id18" draw:start-glue-point="2" draw:end-shape="id20" draw:end-glue-point="4" svg:d="M38650 16500v800" svg:viewBox="0 0 1 801">
          <text:p/>
        </draw:connector>
        <draw:custom-shape draw:style-name="gr1" draw:text-style-name="P2" xml:id="id22" draw:id="id22" draw:layer="layout" svg:width="4.5cm" svg:height="2cm" svg:x="40.6cm" svg:y="17.7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4.5cm" svg:height="2cm" svg:x="46.1cm" svg:y="17.7cm">
          <text:p text:style-name="P1">Equation_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4.15cm" svg:y1="16.5cm" svg:x2="48.35cm" svg:y2="17.7cm" draw:start-shape="id19" draw:start-glue-point="2" draw:end-shape="id21" draw:end-glue-point="0" svg:d="M44150 16500l4200 1200" svg:viewBox="0 0 4201 1201">
          <text:p/>
        </draw:connector>
        <draw:connector draw:style-name="gr2" draw:text-style-name="P3" draw:layer="layout" draw:type="line" svg:x1="44.15cm" svg:y1="16.5cm" svg:x2="42.85cm" svg:y2="17.7cm" draw:end-shape="id22" draw:end-glue-point="0" svg:d="M44150 16500l-1300 1200" svg:viewBox="0 0 1301 1201">
          <text:p/>
        </draw:connector>
        <draw:custom-shape draw:style-name="gr3" draw:text-style-name="P4" xml:id="id23" draw:id="id23" draw:layer="layout" svg:width="2.3cm" svg:height="1.5cm" svg:x="41.7cm" svg:y="20.6cm">
          <text:p text:style-name="P1">-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42.85cm" svg:y1="19.7cm" svg:x2="42.85cm" svg:y2="20.6cm" draw:end-shape="id23" draw:end-glue-point="4" svg:d="M42850 19700v900" svg:viewBox="0 0 1 901">
          <text:p/>
        </draw:connector>
        <draw:connector draw:style-name="gr2" draw:text-style-name="P3" draw:layer="layout" draw:type="line" svg:x1="48.35cm" svg:y1="19.7cm" svg:x2="48.35cm" svg:y2="20.5cm" draw:start-shape="id21" draw:start-glue-point="2" svg:d="M48350 19700v800" svg:viewBox="0 0 1 801">
          <text:p/>
        </draw:connector>
        <draw:custom-shape draw:style-name="gr1" draw:text-style-name="P2" xml:id="id24" draw:id="id24" draw:layer="layout" svg:width="4.5cm" svg:height="2cm" svg:x="5.5cm" svg:y="16.5cm">
          <text:p text:style-name="P1">Parentheses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4.5cm" svg:height="2cm" svg:x="5.5cm" svg:y="19.7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75cm" svg:y1="18.5cm" svg:x2="7.75cm" svg:y2="19.7cm" draw:start-shape="id24" draw:start-glue-point="2" draw:end-shape="id25" draw:end-glue-point="0" svg:d="M7750 18500v1200" svg:viewBox="0 0 1 1201">
          <text:p/>
        </draw:connector>
        <draw:custom-shape draw:style-name="gr3" draw:text-style-name="P4" xml:id="id26" draw:id="id26" draw:layer="layout" svg:width="2.3cm" svg:height="1.5cm" svg:x="2.5cm" svg:y="19.9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75cm" svg:y1="18.5cm" svg:x2="3.65cm" svg:y2="19.9cm" draw:start-shape="id24" draw:start-glue-point="2" draw:end-shape="id26" draw:end-glue-point="4" svg:d="M7750 18500l-4100 1400" svg:viewBox="0 0 4101 1401">
          <text:p/>
        </draw:connector>
        <draw:custom-shape draw:style-name="gr3" draw:text-style-name="P4" xml:id="id27" draw:id="id27" draw:layer="layout" svg:width="2.3cm" svg:height="1.5cm" svg:x="10.7cm" svg:y="19.9cm">
          <text:p text:style-name="P1">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7.75cm" svg:y1="18.5cm" svg:x2="11.85cm" svg:y2="19.9cm" draw:start-shape="id24" draw:start-glue-point="2" draw:end-shape="id27" draw:end-glue-point="4" svg:d="M7750 18500l4100 1400" svg:viewBox="0 0 4101 1401">
          <text:p/>
        </draw:connector>
        <draw:custom-shape draw:style-name="gr1" draw:text-style-name="P2" xml:id="id28" draw:id="id28" draw:layer="layout" svg:width="4.5cm" svg:height="2cm" svg:x="3.2cm" svg:y="22.6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4.5cm" svg:height="2cm" svg:x="8.7cm" svg:y="22.6cm">
          <text:p text:style-name="P1">Equation_co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45cm" svg:y1="22.6cm" svg:x2="7.75cm" svg:y2="21.7cm" draw:start-shape="id28" draw:start-glue-point="0" draw:end-shape="id25" draw:end-glue-point="2" svg:d="M5450 22600l2300-900" svg:viewBox="0 0 2301 901">
          <text:p/>
        </draw:connector>
        <draw:connector draw:style-name="gr2" draw:text-style-name="P3" draw:layer="layout" draw:type="line" svg:x1="10.95cm" svg:y1="22.6cm" svg:x2="7.75cm" svg:y2="21.7cm" draw:start-shape="id29" draw:start-glue-point="0" svg:d="M10950 22600l-3200-900" svg:viewBox="0 0 3201 901">
          <text:p/>
        </draw:connector>
        <draw:connector draw:style-name="gr2" draw:text-style-name="P3" draw:layer="layout" draw:type="curve" draw:line-skew="1.274cm -1.8cm -1.105cm" svg:x1="14.75cm" svg:y1="11.2cm" svg:x2="33.35cm" svg:y2="2.8cm" draw:start-shape="id6" draw:start-glue-point="2" draw:end-shape="id8" draw:end-glue-point="0" svg:d="M14750 11200c0 2662 7500 1776 7500-4115 0-5890 11100-6694 11100-4285" svg:viewBox="0 0 18601 11099">
          <text:p/>
        </draw:connector>
        <draw:custom-shape draw:style-name="gr3" draw:text-style-name="P4" xml:id="id30" draw:id="id30" draw:layer="layout" svg:width="2.3cm" svg:height="1.5cm" svg:x="4.3cm" svg:y="25.6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45cm" svg:y1="24.6cm" svg:x2="5.45cm" svg:y2="25.6cm" draw:start-shape="id28" draw:start-glue-point="2" draw:end-shape="id30" draw:end-glue-point="4" svg:d="M5450 24600v1000" svg:viewBox="0 0 1 1001">
          <text:p/>
        </draw:connector>
        <draw:custom-shape draw:style-name="gr1" draw:text-style-name="P2" xml:id="id31" draw:id="id31" draw:layer="layout" svg:width="4.5cm" svg:height="2cm" svg:x="7.2cm" svg:y="25.6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4.5cm" svg:height="2cm" svg:x="12.7cm" svg:y="25.6cm">
          <text:p text:style-name="P1">Equation_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2" draw:id="id32" draw:layer="layout" svg:width="2.3cm" svg:height="1.5cm" svg:x="8.3cm" svg:y="28.6cm">
          <text:p text:style-name="P1">^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9.45cm" svg:y1="27.6cm" svg:x2="9.45cm" svg:y2="28.6cm" draw:start-shape="id31" draw:start-glue-point="2" draw:end-shape="id32" draw:end-glue-point="4" svg:d="M9450 27600v1000" svg:viewBox="0 0 1 1001">
          <text:p/>
        </draw:connector>
        <draw:connector draw:style-name="gr2" draw:text-style-name="P3" draw:layer="layout" draw:type="line" svg:x1="14.95cm" svg:y1="27.6cm" svg:x2="14.95cm" svg:y2="28.6cm" draw:start-shape="id33" draw:start-glue-point="2" draw:end-shape="id34" draw:end-glue-point="0" svg:d="M14950 27600v1000" svg:viewBox="0 0 1 1001">
          <text:p/>
        </draw:connector>
        <draw:connector draw:style-name="gr2" draw:text-style-name="P3" draw:layer="layout" draw:type="line" svg:x1="9.45cm" svg:y1="25.6cm" svg:x2="10.95cm" svg:y2="24.6cm" draw:start-shape="id31" draw:start-glue-point="0" draw:end-shape="id29" draw:end-glue-point="2" svg:d="M9450 25600l1500-1000" svg:viewBox="0 0 1501 1001">
          <text:p/>
        </draw:connector>
        <draw:connector draw:style-name="gr2" draw:text-style-name="P3" draw:layer="layout" draw:type="line" svg:x1="14.95cm" svg:y1="25.6cm" svg:x2="10.95cm" svg:y2="24.6cm" draw:start-shape="id33" draw:start-glue-point="0" svg:d="M14950 25600l-4000-1000" svg:viewBox="0 0 4001 1001">
          <text:p/>
        </draw:connector>
        <draw:custom-shape draw:style-name="gr1" draw:text-style-name="P2" xml:id="id34" draw:id="id34" draw:layer="layout" svg:width="4.5cm" svg:height="2cm" svg:x="12.7cm" svg:y="28.6cm">
          <text:p text:style-name="P1">Equation_end</text:p>
          <draw:enhanced-geometry svg:viewBox="0 0 21600 21600" draw:type="rectangle" draw:enhanced-path="M 0 0 L 21600 0 21600 21600 0 21600 0 0 Z N"/>
        </draw:custom-shape>
        <draw:custom-shape draw:style-name="gr3" draw:text-style-name="P4" xml:id="id35" draw:id="id35" draw:layer="layout" svg:width="2.3cm" svg:height="1.5cm" svg:x="13.8cm" svg:y="31.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95cm" svg:y1="30.6cm" svg:x2="14.95cm" svg:y2="31.5cm" draw:start-shape="id34" draw:start-glue-point="2" draw:end-shape="id35" draw:end-glue-point="4" svg:d="M14950 30600v900" svg:viewBox="0 0 1 901">
          <text:p/>
        </draw:connector>
        <draw:custom-shape draw:style-name="gr1" draw:text-style-name="P2" xml:id="id36" draw:id="id36" draw:layer="layout" svg:width="4.5cm" svg:height="2cm" svg:x="39.9cm" svg:y="6.1cm">
          <text:p text:style-name="P1">Equation_con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3.35cm" svg:y1="4.8cm" svg:x2="42.15cm" svg:y2="6.1cm" draw:end-shape="id36" draw:end-glue-point="0" svg:d="M33350 4800l8800 1300" svg:viewBox="0 0 8801 1301">
          <text:p/>
        </draw:connector>
        <draw:custom-shape draw:style-name="gr1" draw:text-style-name="P2" xml:id="id37" draw:id="id37" draw:layer="layout" svg:width="4.5cm" svg:height="2cm" svg:x="22.9cm" svg:y="16.2cm">
          <text:p text:style-name="P1">Equation_cont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4.5cm" svg:height="2cm" svg:x="20.2cm" svg:y="19.3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4.5cm" svg:height="2cm" svg:x="25.7cm" svg:y="19.3cm">
          <text:p text:style-name="P1">Equation_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5.15cm" svg:y1="18.2cm" svg:x2="22.45cm" svg:y2="19.3cm" draw:start-shape="id37" draw:start-glue-point="2" draw:end-shape="id38" draw:end-glue-point="0" svg:d="M25150 18200l-2700 1100" svg:viewBox="0 0 2701 1101">
          <text:p/>
        </draw:connector>
        <draw:connector draw:style-name="gr2" draw:text-style-name="P3" draw:layer="layout" draw:type="line" svg:x1="25.15cm" svg:y1="18.2cm" svg:x2="27.95cm" svg:y2="19.3cm" draw:end-shape="id39" draw:end-glue-point="0" svg:d="M25150 18200l2800 1100" svg:viewBox="0 0 2801 1101">
          <text:p/>
        </draw:connector>
        <draw:custom-shape draw:style-name="gr3" draw:text-style-name="P4" xml:id="id41" draw:id="id41" draw:layer="layout" svg:width="2.3cm" svg:height="1.5cm" svg:x="24.5cm" svg:y="31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5.65cm" svg:y1="30.4cm" svg:x2="25.65cm" svg:y2="31.2cm" draw:start-shape="id40" draw:start-glue-point="2" draw:end-shape="id41" draw:end-glue-point="4" svg:d="M25650 30400v800" svg:viewBox="0 0 1 801">
          <text:p/>
        </draw:connector>
        <draw:custom-shape draw:style-name="gr1" draw:text-style-name="P2" xml:id="id42" draw:id="id42" draw:layer="layout" svg:width="4.5cm" svg:height="2cm" svg:x="25.7cm" svg:y="22.2cm">
          <text:p text:style-name="P1">Parentheses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4.5cm" svg:height="2cm" svg:x="25.7cm" svg:y="25.4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7.95cm" svg:y1="24.2cm" svg:x2="27.95cm" svg:y2="25.4cm" draw:start-shape="id42" draw:start-glue-point="2" draw:end-shape="id43" draw:end-glue-point="0" svg:d="M27950 24200v1200" svg:viewBox="0 0 1 1201">
          <text:p/>
        </draw:connector>
        <draw:custom-shape draw:style-name="gr3" draw:text-style-name="P4" xml:id="id44" draw:id="id44" draw:layer="layout" svg:width="2.3cm" svg:height="1.5cm" svg:x="22.7cm" svg:y="25.6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7.95cm" svg:y1="24.2cm" svg:x2="23.85cm" svg:y2="25.6cm" draw:start-shape="id42" draw:start-glue-point="2" draw:end-shape="id44" draw:end-glue-point="4" svg:d="M27950 24200l-4100 1400" svg:viewBox="0 0 4101 1401">
          <text:p/>
        </draw:connector>
        <draw:custom-shape draw:style-name="gr3" draw:text-style-name="P4" xml:id="id45" draw:id="id45" draw:layer="layout" svg:width="2.3cm" svg:height="1.5cm" svg:x="30.9cm" svg:y="25.6cm">
          <text:p text:style-name="P1">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27.95cm" svg:y1="24.2cm" svg:x2="32.05cm" svg:y2="25.6cm" draw:start-shape="id42" draw:start-glue-point="2" draw:end-shape="id45" draw:end-glue-point="4" svg:d="M27950 24200l4100 1400" svg:viewBox="0 0 4101 1401">
          <text:p/>
        </draw:connector>
        <draw:connector draw:style-name="gr2" draw:text-style-name="P3" draw:layer="layout" draw:type="line" svg:x1="27.95cm" svg:y1="21.3cm" svg:x2="27.95cm" svg:y2="22.2cm" draw:start-shape="id39" draw:start-glue-point="2" draw:end-shape="id42" draw:end-glue-point="0" svg:d="M27950 21300v900" svg:viewBox="0 0 1 901">
          <text:p/>
        </draw:connector>
        <draw:custom-shape draw:style-name="gr1" draw:text-style-name="P2" xml:id="id46" draw:id="id46" draw:layer="layout" svg:width="4.5cm" svg:height="2cm" svg:x="30.6cm" svg:y="28.4cm">
          <text:p text:style-name="P1">Equation_cont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4.5cm" svg:height="2cm" svg:x="23.4cm" svg:y="28.4cm">
          <text:p text:style-name="P1">Intege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7.95cm" svg:y1="27.4cm" svg:x2="25.65cm" svg:y2="28.4cm" draw:start-shape="id43" draw:start-glue-point="2" draw:end-shape="id40" draw:end-glue-point="0" svg:d="M27950 27400l-2300 1000" svg:viewBox="0 0 2301 1001">
          <text:p/>
        </draw:connector>
        <draw:connector draw:style-name="gr2" draw:text-style-name="P3" draw:layer="layout" draw:type="line" svg:x1="27.95cm" svg:y1="27.4cm" svg:x2="32.85cm" svg:y2="28.4cm" draw:end-shape="id46" draw:end-glue-point="0" svg:d="M27950 27400l4900 1000" svg:viewBox="0 0 4901 1001">
          <text:p/>
        </draw:connector>
        <draw:custom-shape draw:style-name="gr1" draw:text-style-name="P2" xml:id="id47" draw:id="id47" draw:layer="layout" svg:width="4.5cm" svg:height="2cm" svg:x="27.8cm" svg:y="31.1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4.5cm" svg:height="2cm" svg:x="34.5cm" svg:y="31.1cm">
          <text:p text:style-name="P1">Equation_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0.05cm" svg:y1="31.1cm" svg:x2="32.85cm" svg:y2="30.4cm" draw:start-shape="id47" draw:start-glue-point="0" draw:end-shape="id46" draw:end-glue-point="2" svg:d="M30050 31100l2800-700" svg:viewBox="0 0 2801 701">
          <text:p/>
        </draw:connector>
        <draw:connector draw:style-name="gr2" draw:text-style-name="P3" draw:layer="layout" draw:type="line" svg:x1="36.75cm" svg:y1="31.1cm" svg:x2="32.85cm" svg:y2="30.4cm" draw:start-shape="id48" draw:start-glue-point="0" svg:d="M36750 31100l-3900-700" svg:viewBox="0 0 3901 701">
          <text:p/>
        </draw:connector>
        <draw:custom-shape draw:style-name="gr3" draw:text-style-name="P4" xml:id="id49" draw:id="id49" draw:layer="layout" svg:width="2.3cm" svg:height="1.5cm" svg:x="28.9cm" svg:y="33.9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0.05cm" svg:y1="33.1cm" svg:x2="30.05cm" svg:y2="33.9cm" draw:start-shape="id47" draw:start-glue-point="2" draw:end-shape="id49" draw:end-glue-point="4" svg:d="M30050 33100v800" svg:viewBox="0 0 1 801">
          <text:p/>
        </draw:connector>
        <draw:custom-shape draw:style-name="gr1" draw:text-style-name="P2" xml:id="id50" draw:id="id50" draw:layer="layout" svg:width="4.5cm" svg:height="2cm" svg:x="34.4cm" svg:y="33.8cm">
          <text:p text:style-name="P1">Equation_e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6.65cm" svg:y1="33.1cm" svg:x2="36.65cm" svg:y2="33.8cm" draw:end-shape="id50" draw:end-glue-point="0" svg:d="M36650 33100v700" svg:viewBox="0 0 1 701">
          <text:p/>
        </draw:connector>
        <draw:custom-shape draw:style-name="gr3" draw:text-style-name="P4" xml:id="id51" draw:id="id51" draw:layer="layout" svg:width="2.3cm" svg:height="1.5cm" svg:x="35.5cm" svg:y="36.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6.65cm" svg:y1="35.8cm" svg:x2="36.65cm" svg:y2="36.5cm" draw:start-shape="id50" draw:start-glue-point="2" draw:end-shape="id51" draw:end-glue-point="4" svg:d="M36650 35800v700" svg:viewBox="0 0 1 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20:41:49.277715991</meta:creation-date>
    <dc:date>2020-12-30T21:24:30.420521089</dc:date>
    <meta:editing-duration>PT4M53S</meta:editing-duration>
    <meta:editing-cycles>1</meta:editing-cycles>
    <meta:generator>LibreOffice/6.3.4.2$Linux_X86_64 LibreOffice_project/60da17e045e08f1793c57c00ba83cdfce946d0aa</meta:generator>
    <meta:document-statistic meta:object-count="100"/>
  </office:meta>
</office:document-meta>
</file>